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mart Quotes" svg:font-family="'Smart Quotes', apple-system, BlinkMacSystemFont, 'Helvetica Neue', 'PingFang SC', 'Microsoft YaHei', 'Source Han Sans SC', 'Noto Sans CJK SC', 'WenQuanYi Micro Hei', sans-serif"/>
    <style:font-face style:name="apple-system" svg:font-family="apple-system, BlinkMacSystemFont, 'Helvetica Neue', 'PingFang SC', 'Microsoft YaHei', 'Source Han Sans SC', 'Noto Sans CJK SC', 'WenQuanYi Micro Hei', sans-serif"/>
    <style:font-face style:name="apple-system1" svg:font-family="apple-system, BlinkMacSystemFont, 'Segoe UI', Helvetica, Arial, 'Apple Color Emoji', 'Segoe UI Emoji', 'Segoe UI Symbol', 'Liberation Sans', 'PingFang SC', 'Microsoft YaHei', 'Hiragino Sans GB', 'Wenquanyi Micro Hei', 'WenQuanYi Zen Hei', 'ST Heiti', SimHei, SimSun, 'WenQuanYi Zen Hei Sharp', sans-serif"/>
    <style:font-face style:name="apple-system2" svg:font-family="apple-system, 'SF UI Text', Arial, 'PingFang SC', 'Hiragino Sans GB', 'Microsoft YaHei', 'WenQuanYi Micro Hei', sans-serif, SimHei, SimSun"/>
  </office:font-face-decls>
  <office:automatic-styles>
    <style:style style:name="P1" style:family="paragraph" style:parent-style-name="Standard">
      <style:paragraph-properties fo:text-align="center" style:justify-single-word="false"/>
      <style:text-properties fo:font-size="15pt" officeooo:rsid="0010762c" officeooo:paragraph-rsid="0010762c" style:font-size-asian="15pt" style:font-size-complex="15pt"/>
    </style:style>
    <style:style style:name="P2" style:family="paragraph" style:parent-style-name="Standard">
      <style:paragraph-properties fo:text-align="justify" style:justify-single-word="false"/>
      <style:text-properties fo:font-size="15pt" officeooo:rsid="0010762c" officeooo:paragraph-rsid="0010762c" style:font-size-asian="15pt" style:font-size-complex="15pt"/>
    </style:style>
    <style:style style:name="P3" style:family="paragraph" style:parent-style-name="Standard">
      <style:paragraph-properties fo:text-align="center" style:justify-single-word="false"/>
      <style:text-properties fo:font-size="22pt" officeooo:rsid="0010762c" officeooo:paragraph-rsid="0010762c" style:font-size-asian="22pt" style:font-size-complex="22pt"/>
    </style:style>
    <style:style style:name="P4" style:family="paragraph" style:parent-style-name="Standard">
      <style:paragraph-properties fo:text-align="justify" style:justify-single-word="false"/>
      <style:text-properties officeooo:paragraph-rsid="001579f2"/>
    </style:style>
    <style:style style:name="P5" style:family="paragraph" style:parent-style-name="Standard">
      <style:paragraph-properties fo:text-align="justify" style:justify-single-word="false"/>
      <style:text-properties officeooo:paragraph-rsid="0016a269"/>
    </style:style>
    <style:style style:name="P6" style:family="paragraph" style:parent-style-name="Standard">
      <style:paragraph-properties fo:text-align="justify" style:justify-single-word="false"/>
      <style:text-properties officeooo:rsid="0015d2b7" officeooo:paragraph-rsid="0015d2b7"/>
    </style:style>
    <style:style style:name="P7" style:family="paragraph" style:parent-style-name="Standard">
      <style:paragraph-properties fo:text-align="justify" style:justify-single-word="false"/>
      <style:text-properties officeooo:rsid="0016a269" officeooo:paragraph-rsid="0016a269"/>
    </style:style>
    <style:style style:name="P8" style:family="paragraph" style:parent-style-name="Text_20_body">
      <style:paragraph-properties fo:text-align="center" style:justify-single-word="false"/>
      <style:text-properties fo:font-variant="normal" fo:text-transform="none" fo:color="#40485b" loext:opacity="100%" style:font-name="apple-system1" fo:font-size="12pt" fo:letter-spacing="normal" fo:font-style="normal" fo:font-weight="normal" officeooo:rsid="0010762c" officeooo:paragraph-rsid="0010762c" style:font-size-asian="15pt" style:font-size-complex="15pt"/>
    </style:style>
    <style:style style:name="P9" style:family="paragraph" style:parent-style-name="Text_20_body">
      <style:paragraph-properties fo:text-align="justify" style:justify-single-word="false"/>
      <style:text-properties officeooo:paragraph-rsid="00130ee2"/>
    </style:style>
    <style:style style:name="P10" style:family="paragraph" style:parent-style-name="Text_20_body">
      <style:paragraph-properties fo:text-align="justify" style:justify-single-word="false"/>
      <style:text-properties officeooo:paragraph-rsid="0014e5c4"/>
    </style:style>
    <style:style style:name="P11" style:family="paragraph" style:parent-style-name="Text_20_body">
      <style:paragraph-properties fo:text-align="justify" style:justify-single-word="false"/>
      <style:text-properties officeooo:paragraph-rsid="0014ee6b"/>
    </style:style>
    <style:style style:name="P12" style:family="paragraph" style:parent-style-name="Text_20_body">
      <style:paragraph-properties fo:text-align="center" style:justify-single-word="false"/>
      <style:text-properties officeooo:paragraph-rsid="0010762c"/>
    </style:style>
    <style:style style:name="T1" style:family="text">
      <style:text-properties officeooo:rsid="001090ba"/>
    </style:style>
    <style:style style:name="T2" style:family="text">
      <style:text-properties fo:font-variant="normal" fo:text-transform="none" fo:color="#40485b" loext:opacity="100%" fo:letter-spacing="normal" style:font-name-asian="apple-system1" style:font-size-asian="12pt" style:font-style-asian="normal" style:font-weight-asian="normal"/>
    </style:style>
    <style:style style:name="T3" style:family="text">
      <style:text-properties fo:font-variant="normal" fo:text-transform="none" fo:color="#40485b" loext:opacity="100%" fo:letter-spacing="normal" officeooo:rsid="001090ba" style:font-name-asian="apple-system1" style:font-size-asian="12pt" style:font-style-asian="normal" style:font-weight-asian="normal"/>
    </style:style>
    <style:style style:name="T4" style:family="text">
      <style:text-properties fo:font-variant="normal" fo:text-transform="none" fo:color="#40485b" loext:opacity="100%" fo:letter-spacing="normal" officeooo:rsid="0011bc97" style:font-name-asian="apple-system1" style:font-size-asian="12pt" style:font-style-asian="normal" style:font-weight-asian="normal"/>
    </style:style>
    <style:style style:name="T5" style:family="text">
      <style:text-properties fo:font-variant="normal" fo:text-transform="none" fo:color="#40485b" loext:opacity="100%" fo:letter-spacing="normal" officeooo:rsid="00130ee2" style:font-name-asian="apple-system1" style:font-size-asian="12pt" style:font-style-asian="normal" style:font-weight-asian="normal"/>
    </style:style>
    <style:style style:name="T6" style:family="text">
      <style:text-properties fo:font-variant="normal" fo:text-transform="none" fo:color="#40485b" loext:opacity="100%" fo:letter-spacing="normal" officeooo:rsid="0014e5c4" style:font-name-asian="apple-system1" style:font-size-asian="12pt" style:font-style-asian="normal" style:font-weight-asian="normal"/>
    </style:style>
    <style:style style:name="T7" style:family="text">
      <style:text-properties fo:font-variant="normal" fo:text-transform="none" fo:color="#40485b" loext:opacity="100%" fo:letter-spacing="normal" officeooo:rsid="0014ee6b" style:font-name-asian="apple-system1" style:font-size-asian="12pt" style:font-style-asian="normal" style:font-weight-asian="normal"/>
    </style:style>
    <style:style style:name="T8" style:family="text">
      <style:text-properties fo:font-variant="normal" fo:text-transform="none" fo:color="#40485b" loext:opacity="100%" fo:letter-spacing="normal" officeooo:rsid="001579f2" style:font-name-asian="apple-system1" style:font-size-asian="12pt" style:font-style-asian="normal" style:font-weight-asian="normal"/>
    </style:style>
    <style:style style:name="T9" style:family="text">
      <style:text-properties fo:font-variant="normal" fo:text-transform="none" fo:color="#40485b" loext:opacity="100%" style:font-name="apple-system1" fo:font-size="12pt" fo:letter-spacing="normal" fo:font-style="normal" fo:font-weight="normal"/>
    </style:style>
    <style:style style:name="T10" style:family="text">
      <style:text-properties fo:font-variant="normal" fo:text-transform="none" fo:color="#40485b" loext:opacity="100%" style:font-name="apple-system1" fo:font-size="12pt" fo:letter-spacing="normal" fo:font-style="normal" fo:font-weight="normal" style:font-name-asian="apple-system1" style:font-size-asian="12pt" style:font-style-asian="normal" style:font-weight-asian="normal"/>
    </style:style>
    <style:style style:name="T11" style:family="text">
      <style:text-properties fo:font-variant="normal" fo:text-transform="none" fo:color="#40485b" loext:opacity="100%" style:font-name="apple-system1" fo:font-size="12pt" fo:letter-spacing="normal" fo:font-style="normal" fo:font-weight="normal" officeooo:rsid="0014ee6b" style:font-name-asian="apple-system1" style:font-size-asian="12pt" style:font-style-asian="normal" style:font-weight-asian="normal"/>
    </style:style>
    <style:style style:name="T12" style:family="text">
      <style:text-properties fo:font-variant="normal" fo:text-transform="none" fo:color="#40485b" loext:opacity="100%" style:font-name="apple-system1" fo:font-size="12pt" fo:letter-spacing="normal" fo:font-style="normal" fo:font-weight="normal" officeooo:rsid="0010762c" style:font-name-asian="apple-system1" style:font-size-asian="15pt" style:font-style-asian="normal" style:font-weight-asian="normal" style:font-size-complex="15pt"/>
    </style:style>
    <style:style style:name="T13" style:family="text">
      <style:text-properties fo:font-variant="normal" fo:text-transform="none" fo:color="#40485b" loext:opacity="100%" style:font-name="apple-system1" fo:font-size="12pt" fo:letter-spacing="normal" fo:font-style="normal" fo:font-weight="normal" officeooo:rsid="0014ee6b" style:font-name-asian="apple-system1" style:font-size-asian="15pt" style:font-style-asian="normal" style:font-weight-asian="normal" style:font-size-complex="15pt"/>
    </style:style>
    <style:style style:name="T14" style:family="text">
      <style:text-properties fo:font-variant="normal" fo:text-transform="none" fo:color="#40485b" loext:opacity="100%" style:font-name="apple-system1" fo:font-size="12pt" fo:letter-spacing="normal" fo:font-style="normal" fo:font-weight="normal" officeooo:rsid="0010762c" style:font-size-asian="15pt" style:font-size-complex="15pt"/>
    </style:style>
    <style:style style:name="T15" style:family="text">
      <style:text-properties fo:font-variant="normal" fo:text-transform="none" fo:color="#40485b" loext:opacity="100%" style:font-name="apple-system1" fo:font-size="15pt" fo:letter-spacing="normal" fo:font-style="normal" fo:font-weight="normal" officeooo:rsid="001579f2" style:font-name-asian="apple-system1" style:font-size-asian="12pt" style:font-style-asian="normal" style:font-weight-asian="normal" style:font-size-complex="15pt"/>
    </style:style>
    <style:style style:name="T16" style:family="text">
      <style:text-properties fo:font-variant="normal" fo:text-transform="none" fo:color="#40485b" loext:opacity="100%" fo:font-size="15pt" fo:letter-spacing="normal" officeooo:rsid="0010762c" style:font-name-asian="apple-system1" style:font-size-asian="12pt" style:font-style-asian="normal" style:font-weight-asian="normal" style:font-size-complex="15pt"/>
    </style:style>
    <style:style style:name="T17" style:family="text">
      <style:text-properties fo:font-variant="normal" fo:text-transform="none" fo:color="#40485b" loext:opacity="100%" fo:font-size="15pt" fo:letter-spacing="normal" officeooo:rsid="001090ba" style:font-name-asian="apple-system1" style:font-size-asian="12pt" style:font-style-asian="normal" style:font-weight-asian="normal" style:font-size-complex="15pt"/>
    </style:style>
    <style:style style:name="T18" style:family="text">
      <style:text-properties fo:font-variant="normal" fo:text-transform="none" fo:color="#40485b" loext:opacity="100%" fo:font-size="15pt" fo:letter-spacing="normal" officeooo:rsid="0011bc97" style:font-name-asian="apple-system1" style:font-size-asian="12pt" style:font-style-asian="normal" style:font-weight-asian="normal" style:font-size-complex="15pt"/>
    </style:style>
    <style:style style:name="T19" style:family="text">
      <style:text-properties fo:font-variant="normal" fo:text-transform="none" fo:color="#40485b" loext:opacity="100%" fo:font-size="15pt" fo:letter-spacing="normal" officeooo:rsid="0014e5c4" style:font-name-asian="apple-system1" style:font-size-asian="12pt" style:font-style-asian="normal" style:font-weight-asian="normal" style:font-size-complex="15pt"/>
    </style:style>
    <style:style style:name="T20" style:family="text">
      <style:text-properties fo:font-variant="normal" fo:text-transform="none" fo:color="#40485b" loext:opacity="100%" fo:font-size="15pt" fo:letter-spacing="normal" officeooo:rsid="0014ee6b" style:font-name-asian="apple-system1" style:font-size-asian="12pt" style:font-style-asian="normal" style:font-weight-asian="normal" style:font-size-complex="15pt"/>
    </style:style>
    <style:style style:name="T21" style:family="text">
      <style:text-properties fo:font-variant="normal" fo:text-transform="none" fo:color="#40485b" loext:opacity="100%" fo:font-size="15pt" fo:letter-spacing="normal" officeooo:rsid="00130ee2" style:font-name-asian="apple-system1" style:font-size-asian="12pt" style:font-style-asian="normal" style:font-weight-asian="normal" style:font-size-complex="15pt"/>
    </style:style>
    <style:style style:name="T22" style:family="text">
      <style:text-properties fo:font-variant="normal" fo:text-transform="none" fo:color="#40485b" loext:opacity="100%" fo:font-size="15pt" fo:letter-spacing="normal" officeooo:rsid="001579f2" style:font-name-asian="apple-system1" style:font-size-asian="12pt" style:font-style-asian="normal" style:font-weight-asian="normal" style:font-size-complex="15pt"/>
    </style:style>
    <style:style style:name="T23" style:family="text">
      <style:text-properties fo:font-variant="normal" fo:text-transform="none" fo:color="#40485b" loext:opacity="100%" fo:font-size="15pt" fo:letter-spacing="normal" officeooo:rsid="001579f2" style:font-name-asian="Smart Quotes" style:font-size-asian="10.5pt" style:font-style-asian="normal" style:font-weight-asian="normal" style:font-size-complex="15pt"/>
    </style:style>
    <style:style style:name="T24" style:family="text">
      <style:text-properties fo:font-variant="normal" fo:text-transform="none" fo:color="#40485b" loext:opacity="100%" fo:font-size="15pt" fo:letter-spacing="normal" officeooo:rsid="0015fa9f" style:font-name-asian="Smart Quotes" style:font-size-asian="10.5pt" style:font-style-asian="normal" style:font-weight-asian="normal" style:font-size-complex="15pt"/>
    </style:style>
    <style:style style:name="T25" style:family="text">
      <style:text-properties fo:font-variant="normal" fo:text-transform="none" fo:color="#40485b" loext:opacity="100%" fo:font-size="15pt" fo:letter-spacing="normal" officeooo:rsid="001579f2" style:font-name-asian="apple-system2" style:font-size-asian="12pt" style:font-style-asian="normal" style:font-weight-asian="normal" style:font-size-complex="15pt"/>
    </style:style>
    <style:style style:name="T26" style:family="text">
      <style:text-properties fo:font-variant="normal" fo:text-transform="none" fo:color="#40485b" loext:opacity="100%" style:font-name="Smart Quotes" fo:font-size="10.5pt" fo:letter-spacing="normal" fo:font-style="normal" fo:font-weight="normal" officeooo:rsid="001579f2" style:font-name-asian="apple-system1" style:font-size-asian="12pt" style:font-style-asian="normal" style:font-weight-asian="normal" style:font-size-complex="15pt"/>
    </style:style>
    <style:style style:name="T27" style:family="text">
      <style:text-properties fo:font-variant="normal" fo:text-transform="none" fo:color="#40485b" loext:opacity="100%" style:font-name="Smart Quotes" fo:font-size="10.5pt" fo:letter-spacing="normal" fo:font-style="normal" fo:font-weight="normal" officeooo:rsid="0015fa9f" style:font-name-asian="Smart Quotes" style:font-size-asian="10.5pt" style:font-style-asian="normal" style:font-weight-asian="normal" style:font-size-complex="15pt"/>
    </style:style>
    <style:style style:name="T28" style:family="text">
      <style:text-properties fo:font-variant="normal" fo:text-transform="none" fo:color="#40485b" loext:opacity="100%" style:font-name="Smart Quotes" fo:font-size="10.5pt" fo:letter-spacing="normal" fo:font-style="normal" fo:font-weight="normal" officeooo:rsid="0015fa9f" style:font-name-asian="Smart Quotes" style:font-size-asian="10.5pt" style:font-style-asian="normal" style:font-weight-asian="normal" style:font-size-complex="15pt" style:font-style-complex="normal"/>
    </style:style>
    <style:style style:name="T29" style:family="text">
      <style:text-properties fo:font-variant="normal" fo:text-transform="none" fo:color="#40485b" loext:opacity="100%" style:font-name="Smart Quotes" fo:font-size="10.5pt" fo:letter-spacing="normal" fo:font-style="normal" fo:font-weight="normal" officeooo:rsid="0016a269" style:font-name-asian="Smart Quotes" style:font-size-asian="10.5pt" style:font-style-asian="normal" style:font-weight-asian="normal" style:font-size-complex="15pt" style:font-style-complex="normal"/>
    </style:style>
    <style:style style:name="T30" style:family="text">
      <style:text-properties fo:font-variant="normal" fo:text-transform="none" fo:color="#40485b" loext:opacity="100%" style:font-name="Smart Quotes" fo:font-size="10.5pt" fo:letter-spacing="normal" fo:font-style="italic" fo:font-weight="normal" officeooo:rsid="0015fa9f" style:font-name-asian="Smart Quotes" style:font-size-asian="10.5pt" style:font-style-asian="italic" style:font-weight-asian="normal" style:font-size-complex="15pt" style:font-style-complex="italic"/>
    </style:style>
    <style:style style:name="T31" style:family="text">
      <style:text-properties fo:font-variant="normal" fo:text-transform="none" fo:color="#40485b" loext:opacity="100%" style:font-name="Smart Quotes" fo:font-size="10.5pt" fo:letter-spacing="normal" fo:font-style="italic" fo:font-weight="normal" officeooo:rsid="0016a269" style:font-name-asian="Smart Quotes" style:font-size-asian="10.5pt" style:font-style-asian="italic" style:font-weight-asian="normal" style:font-size-complex="15pt" style:font-style-complex="italic"/>
    </style:style>
    <style:style style:name="T32" style:family="text">
      <style:text-properties fo:font-variant="normal" fo:text-transform="none" fo:color="#40485b" loext:opacity="100%" style:font-name="apple-system2" fo:font-size="12pt" fo:letter-spacing="normal" fo:font-style="normal" fo:font-weight="normal" officeooo:rsid="001579f2" style:font-name-asian="apple-system1" style:font-size-asian="12pt" style:font-style-asian="normal" style:font-weight-asian="normal" style:font-size-complex="15pt"/>
    </style:style>
    <style:style style:name="T33" style:family="text">
      <style:text-properties fo:font-variant="normal" fo:text-transform="none" fo:color="#005980" loext:opacity="100%" style:text-line-through-style="none" style:text-line-through-type="none" style:font-name="apple-system1" fo:font-size="12pt" fo:letter-spacing="normal" fo:font-style="normal" style:text-underline-style="none" fo:font-weight="normal" officeooo:rsid="0014ee6b" style:text-blinking="false" fo:background-color="transparent" loext:char-shading-value="0" loext:padding="0cm" loext:border="none"/>
    </style:style>
    <style:style style:name="T34" style:family="text">
      <style:text-properties fo:font-variant="normal" fo:text-transform="none" fo:color="#005980" loext:opacity="100%" style:text-line-through-style="none" style:text-line-through-type="none" style:font-name="apple-system1" fo:font-size="12pt" fo:letter-spacing="normal" fo:font-style="normal" style:text-underline-style="none" fo:font-weight="normal" officeooo:rsid="00130ee2" style:text-blinking="false" fo:background-color="transparent" loext:char-shading-value="0" style:font-name-asian="apple-system1" style:font-size-asian="12pt" style:font-style-asian="normal" style:font-weight-asian="normal" style:font-size-complex="15pt" loext:padding="0cm" loext:border="none"/>
    </style:style>
    <style:style style:name="T35" style:family="text">
      <style:text-properties fo:font-variant="normal" fo:text-transform="none" fo:color="#005980" loext:opacity="100%" style:text-line-through-style="none" style:text-line-through-type="none" style:font-name="apple-system1" fo:font-size="12pt" fo:letter-spacing="normal" fo:font-style="normal" style:text-underline-style="none" fo:font-weight="normal" officeooo:rsid="0014ee6b" style:text-blinking="false" fo:background-color="transparent" loext:char-shading-value="0" style:font-name-asian="apple-system1" style:font-size-asian="12pt" style:font-style-asian="normal" style:font-weight-asian="normal" style:font-size-complex="15pt" loext:padding="0cm" loext:border="none"/>
    </style:style>
    <style:style style:name="T36" style:family="text">
      <style:text-properties officeooo:rsid="0011bc97"/>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022年寒假安排</text:p>
      <text:p text:style-name="P2">1.从视觉SLAM入手<text:span text:style-name="T36">，学习SLAM</text:span>基本框架，掌握<text:span text:style-name="T1">SLAM各个模块的工作原理，主要包括：</text:span></text:p>
      <text:p text:style-name="P10"><text:span text:style-name="T17">（1）.</text:span><text:span text:style-name="T16">几何理论： 多视图几何是认识</text:span><text:span text:style-name="T14">SLAM</text:span><text:span text:style-name="T16">中元素组成及其关联的核心，在掌握</text:span><text:span text:style-name="T17">基本的摄像机</text:span><text:span text:style-name="T16">几何</text:span><text:span text:style-name="T17">、摄像机几何、对极几何</text:span><text:span text:style-name="T16">之后，了解更深入的</text:span><text:span text:style-name="T10">Structure from Motion</text:span><text:span text:style-name="T2">原理等</text:span><text:span text:style-name="T4">，</text:span><text:span text:style-name="T18">为后续</text:span><text:span text:style-name="T16">优化计算处理做好准备</text:span><text:span text:style-name="T18">。</text:span></text:p>
      <text:p text:style-name="P9"><text:span text:style-name="T18">（2）.</text:span><text:span text:style-name="T2">计算机视觉：</text:span><text:span text:style-name="T9">SLAM</text:span><text:span text:style-name="T2">的前端主要作用是获取高质量的观测信息，决定了系统鲁棒性</text:span><text:span text:style-name="T5">。而视觉SLAM涉及大量的图像处理工作，包括二维图像与三维点云数据检测、识别、分类、定位以及测量等任务，</text:span><text:span text:style-name="T6">需要</text:span><text:span text:style-name="T5">掌握OpenCV、PCL等库在Linux操作系统的使用。</text:span></text:p>
      <text:p text:style-name="P11"><text:span text:style-name="T5">（3）.后端</text:span><text:span text:style-name="T2">优化： </text:span><text:span text:style-name="T9">SLAM</text:span><text:span text:style-name="T2">的后端优化决定了系统的整体精度</text:span><text:span text:style-name="T6">。目前，涉及长时间内的最优轨迹与地图，SLAM系统中的后端优化模块更多采用批量处理方式，通过</text:span><text:span text:style-name="T14">Bundle Adjust</text:span><text:span text:style-name="T16">原理</text:span><text:span text:style-name="T20">，将</text:span><text:span text:style-name="T19">后端优化</text:span><text:span text:style-name="T20">转化为一个非线性优化问题，并利用稀疏性加速求解，</text:span><text:span text:style-name="T19">需要</text:span><text:span text:style-name="T21">掌握</text:span><text:span text:style-name="T12">Eigen3</text:span><text:span text:style-name="T13">、</text:span><text:a xlink:type="simple" xlink:href="https://gitee.com/pi-lab/learn_slam/blob/master/5_Ceres/README.md" text:style-name="Internet_20_link" text:visited-style-name="Visited_20_Internet_20_Link"><text:span text:style-name="T34">Ceres</text:span></text:a><text:span text:style-name="T35">、G2O</text:span><text:span text:style-name="T21">等库的使用。</text:span></text:p>
      <text:p text:style-name="P4"><text:span text:style-name="T20">2</text:span><text:span text:style-name="T17">.</text:span><text:span text:style-name="T7">在消化吸收已有</text:span><text:span text:style-name="T11">SLAM知识</text:span><text:span text:style-name="T7">的基础上</text:span><text:span text:style-name="T8">，尝试设计</text:span><text:span text:style-name="T22">一个简单的视觉SLAM系统，实际编写一个精简版的双目视觉里程计程序，并利用开源数据集进行验证。</text:span></text:p>
      <text:p text:style-name="P5"><text:span text:style-name="T22">3.阅读</text:span><text:span text:style-name="T23">开源 </text:span><text:span text:style-name="T26">SLAM </text:span><text:span text:style-name="T23">系统中的经典的</text:span><text:span text:style-name="T27">ORB-SLAM2方案，从论文</text:span><text:span text:style-name="T30">ORB-SLAM2: an Open-Source SLAM System for Monocular, Stereo and RGB-D Cameras</text:span><text:span text:style-name="T28">入手</text:span><text:span text:style-name="T29">研读</text:span><text:span text:style-name="T28">ORB-SLAM2代码</text:span><text:span text:style-name="T29">。</text:span></text:p>
      <text:p text:style-name="P7"><text:span text:style-name="T24"/></text:p>
      <text:p text:style-name="P6"><text:span text:style-name="T22"/></text:p>
      <text:p text:style-name="P11"><text:span text:style-name="T21"/></text:p>
      <text:p text:style-name="P12"><text:span text:style-name="T33"/></text:p>
      <text:p text:style-name="P12"><text:span text:style-name="T33"/></text:p>
      <text:p text:style-name="P8"/>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mart Quotes" svg:font-family="'Smart Quotes', apple-system, BlinkMacSystemFont, 'Helvetica Neue', 'PingFang SC', 'Microsoft YaHei', 'Source Han Sans SC', 'Noto Sans CJK SC', 'WenQuanYi Micro Hei', sans-serif"/>
    <style:font-face style:name="apple-system" svg:font-family="apple-system, BlinkMacSystemFont, 'Helvetica Neue', 'PingFang SC', 'Microsoft YaHei', 'Source Han Sans SC', 'Noto Sans CJK SC', 'WenQuanYi Micro Hei', sans-serif"/>
    <style:font-face style:name="apple-system1" svg:font-family="apple-system, BlinkMacSystemFont, 'Segoe UI', Helvetica, Arial, 'Apple Color Emoji', 'Segoe UI Emoji', 'Segoe UI Symbol', 'Liberation Sans', 'PingFang SC', 'Microsoft YaHei', 'Hiragino Sans GB', 'Wenquanyi Micro Hei', 'WenQuanYi Zen Hei', 'ST Heiti', SimHei, SimSun, 'WenQuanYi Zen Hei Sharp', sans-serif"/>
    <style:font-face style:name="apple-system2" svg:font-family="apple-system, 'SF UI Text', Arial, 'PingFang SC', 'Hiragino Sans GB', 'Microsoft YaHei', 'WenQuanYi Micro Hei', sans-serif, SimHei, 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 style:font-family-complex="'Noto Sans CJK SC'"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1" style:font-family-complex="'Noto Sans CJK SC'"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17:38:44.281275885</meta:creation-date>
    <dc:date>2022-12-05T19:28:03.281379528</dc:date>
    <meta:editing-duration>PT5M57S</meta:editing-duration>
    <meta:editing-cycles>1</meta:editing-cycles>
    <meta:document-statistic meta:table-count="0" meta:image-count="0" meta:object-count="0" meta:page-count="1" meta:paragraph-count="7" meta:word-count="449" meta:character-count="625" meta:non-whitespace-character-count="608"/>
    <meta:generator>LibreOffice/7.3.7.2$Linux_X86_64 LibreOffice_project/30$Build-2</meta:generator>
  </office:meta>
</office:document-meta>
</file>